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6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0.93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3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04cm" fo:padding-top="0.15cm" fo:padding-bottom="0.15cm" fo:padding-left="0.275cm" fo:padding-right="0.275cm"/>
    </style:style>
    <style:style style:name="gr46" style:family="graphic" style:parent-style-name="objectwithoutfill">
      <style:graphic-properties draw:fill="none" draw:textarea-vertical-align="middle" draw:shadow="hidden"/>
    </style:style>
    <style:style style:name="gr4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58cm" fo:padding-top="0.15cm" fo:padding-bottom="0.15cm" fo:padding-left="0.275cm" fo:padding-right="0.275cm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22cm" svg:height="0.623cm" svg:x="3.61cm" svg:y="24.716cm">
          <draw:text-box>
            <text:p><text:span text:style-name="T1">delete</text:span></text:p>
          </draw:text-box>
        </draw:frame>
        <draw:frame draw:style-name="gr2" draw:text-style-name="P1" draw:layer="layout" svg:width="1.483cm" svg:height="0.619cm" svg:x="4.103cm" svg:y="26.017cm">
          <draw:text-box>
            <text:p><text:span text:style-name="T1">ipc</text:span></text:p>
          </draw:text-box>
        </draw:frame>
        <draw:frame draw:style-name="gr2" draw:text-style-name="P1" draw:layer="layout" svg:width="1.483cm" svg:height="0.619cm" svg:x="4.601cm" svg:y="13.717cm">
          <draw:text-box>
            <text:p><text:span text:style-name="T1">ipc</text:span></text:p>
          </draw:text-box>
        </draw:frame>
        <draw:frame draw:style-name="gr2" draw:text-style-name="P1" draw:layer="layout" svg:width="1.483cm" svg:height="0.619cm" svg:x="4.702cm" svg:y="15.017cm">
          <draw:text-box>
            <text:p><text:span text:style-name="T1">ipc</text:span></text:p>
          </draw:text-box>
        </draw:frame>
        <draw:frame draw:style-name="gr3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4" draw:text-style-name="P1" draw:layer="layout" svg:width="1.64cm" svg:height="0.623cm" svg:x="9.769cm" svg:y="23.417cm">
          <draw:text-box>
            <text:p><text:span text:style-name="T1">template</text:span></text:p>
          </draw:text-box>
        </draw:frame>
        <draw:frame draw:style-name="gr3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5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6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7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8" draw:text-style-name="P1" draw:layer="layout" svg:width="1.687cm" svg:height="1.267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9" draw:text-style-name="P1" draw:layer="layout" svg:width="2.186cm" svg:height="0.623cm" svg:x="3.909cm" svg:y="8.074cm">
          <draw:text-box>
            <text:p><text:span text:style-name="T1">INT(channel)</text:span></text:p>
          </draw:text-box>
        </draw:frame>
        <draw:frame draw:style-name="gr10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11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5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3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4" draw:text-style-name="P1" draw:layer="layout" svg:width="1.64cm" svg:height="0.623cm" svg:x="8.168cm" svg:y="14.916cm">
          <draw:text-box>
            <text:p><text:span text:style-name="T1">template</text:span></text:p>
          </draw:text-box>
        </draw:frame>
        <draw:frame draw:style-name="gr12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13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14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15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16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17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18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9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0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21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2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2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3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4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4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5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8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8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8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9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30" draw:text-style-name="P1" draw:layer="layout" svg:width="1.403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31" draw:text-style-name="P1" draw:layer="layout" svg:width="2.347cm" svg:height="0.927cm" svg:x="9.83cm" svg:y="5.911cm">
          <draw:text-box>
            <text:p><text:span text:style-name="T1">INT(sensor id)</text:span></text:p>
          </draw:text-box>
        </draw:frame>
        <draw:frame draw:style-name="gr10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24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2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6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1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3" draw:text-style-name="P1" draw:layer="layout" svg:width="2.013cm" svg:height="0.623cm" svg:x="8.168cm" svg:y="11.821cm">
          <draw:text-box>
            <text:p><text:span text:style-name="T1">template</text:span></text:p>
          </draw:text-box>
        </draw:frame>
        <draw:frame draw:style-name="gr34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9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5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87cm" svg:height="0.623cm" svg:x="2.084cm" svg:y="7.3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5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8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8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8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8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7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9" draw:text-style-name="P4" xml:id="id26" draw:id="id26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0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41" draw:text-style-name="P4" xml:id="id13" draw:id="id13" draw:layer="layout" svg:width="1.11cm" svg:height="1.108cm" svg:x="2.7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581cm" svg:x1="3.721cm" svg:y1="5.791cm" svg:x2="3.295cm" svg:y2="8.678cm" draw:start-shape="id6" draw:start-glue-point="8" draw:end-shape="id13" draw:end-glue-point="4" svg:d="M3721 5791c0 3037-426 1594-426 2887" svg:viewBox="0 0 427 2888">
          <text:p/>
        </draw:connector>
        <draw:custom-shape draw:style-name="gr41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11cm" svg:height="1.108cm" svg:x="4.801cm" svg:y="12.5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6" draw:id="id16" draw:layer="layout" svg:width="1.11cm" svg:height="1.108cm" svg:x="4.801cm" svg:y="15.7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1cm" svg:height="1.108cm" svg:x="5.501cm" svg:y="18.6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3.295cm" svg:y1="9.786cm" svg:x2="4.801cm" svg:y2="10.916cm" draw:start-shape="id13" draw:start-glue-point="8" draw:end-shape="id14" draw:end-glue-point="6" svg:d="M3295 9786c0 754 502 1130 1506 1130" svg:viewBox="0 0 1507 1131">
          <text:p/>
        </draw:connector>
        <draw:connector draw:style-name="gr40" draw:text-style-name="P5" draw:layer="layout" draw:type="curve" svg:x1="3.295cm" svg:y1="9.786cm" svg:x2="4.801cm" svg:y2="13.117cm" draw:start-shape="id13" draw:start-glue-point="8" draw:end-shape="id15" draw:end-glue-point="6" svg:d="M3295 9786c0 2221 502 3331 1506 3331" svg:viewBox="0 0 1507 3332">
          <text:p/>
        </draw:connector>
        <draw:connector draw:style-name="gr40" draw:text-style-name="P5" draw:layer="layout" draw:type="curve" svg:x1="3.295cm" svg:y1="9.786cm" svg:x2="4.801cm" svg:y2="16.318cm" draw:start-shape="id13" draw:start-glue-point="8" draw:end-shape="id16" draw:end-glue-point="6" svg:d="M3295 9786c0 4355 502 6532 1506 6532" svg:viewBox="0 0 1507 6533">
          <text:p/>
        </draw:connector>
        <draw:connector draw:style-name="gr40" draw:text-style-name="P5" draw:layer="layout" draw:type="curve" svg:x1="3.295cm" svg:y1="9.786cm" svg:x2="5.501cm" svg:y2="19.219cm" draw:start-shape="id13" draw:start-glue-point="8" draw:end-shape="id17" draw:end-glue-point="6" svg:d="M3295 9786c0 6289 735 9433 2206 9433" svg:viewBox="0 0 2207 9434">
          <text:p/>
        </draw:connector>
        <draw:custom-shape draw:style-name="gr41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9" draw:id="id19" draw:layer="layout" svg:width="1.11cm" svg:height="1.108cm" svg:x="9.906cm" svg:y="13.4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20" draw:id="id20" draw:layer="layout" svg:width="1.11cm" svg:height="1.108cm" svg:x="9.907cm" svg:y="11.7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2" draw:id="id22" draw:layer="layout" svg:width="1.11cm" svg:height="1.108cm" svg:x="9.907cm" svg:y="14.9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1" draw:id="id21" draw:layer="layout" svg:width="1.11cm" svg:height="1.108cm" svg:x="9.908cm" svg:y="16.8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0" draw:text-style-name="P5" draw:layer="layout" draw:type="curve" draw:line-skew="0.156cm" svg:x1="9.415cm" svg:y1="10.92cm" svg:x2="3.85cm" svg:y2="9.232cm" draw:start-shape="id18" draw:start-glue-point="10" draw:end-shape="id13" draw:end-glue-point="10" svg:d="M9415 10920c987 0 3769-1688-5565-1688" svg:viewBox="0 0 6729 1689">
          <text:p/>
        </draw:connector>
        <draw:connector draw:style-name="gr40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0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0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43" draw:text-style-name="P5" draw:layer="layout" draw:type="curve" draw:line-skew="0.104cm" svg:x1="11.017cm" svg:y1="12.322cm" svg:x2="3.85cm" svg:y2="9.232cm" draw:start-shape="id20" draw:start-glue-point="10" draw:end-shape="id13" draw:end-glue-point="10" svg:d="M11017 12322c909 0 4492-3090-7167-3090" svg:viewBox="0 0 8401 3091">
          <text:p/>
        </draw:connector>
        <draw:connector draw:style-name="gr43" draw:text-style-name="P5" draw:layer="layout" draw:type="curve" draw:line-skew="1.287cm" svg:x1="11.016cm" svg:y1="14.021cm" svg:x2="3.85cm" svg:y2="9.232cm" draw:start-shape="id19" draw:start-glue-point="10" draw:end-shape="id13" draw:end-glue-point="10" svg:d="M11016 14021c2683 0 6266-4789-7166-4789" svg:viewBox="0 0 9705 4790">
          <text:p/>
        </draw:connector>
        <draw:connector draw:style-name="gr43" draw:text-style-name="P5" draw:layer="layout" draw:type="curve" draw:line-skew="2.262cm" svg:x1="11.017cm" svg:y1="15.522cm" svg:x2="3.85cm" svg:y2="9.232cm" draw:start-shape="id22" draw:start-glue-point="10" draw:end-shape="id13" draw:end-glue-point="10" svg:d="M11017 15522c4146 0 7729-6290-7167-6290" svg:viewBox="0 0 10790 6291">
          <text:p/>
        </draw:connector>
        <draw:connector draw:style-name="gr43" draw:text-style-name="P5" draw:layer="layout" draw:type="curve" draw:line-skew="3.264cm" svg:x1="11.018cm" svg:y1="17.423cm" svg:x2="3.85cm" svg:y2="9.232cm" draw:start-shape="id21" draw:start-glue-point="10" draw:end-shape="id13" draw:end-glue-point="10" svg:d="M11018 17423c5649 0 9233-8191-7168-8191" svg:viewBox="0 0 11910 8192">
          <text:p/>
        </draw:connector>
        <draw:custom-shape draw:style-name="gr41" draw:text-style-name="P4" xml:id="id23" draw:id="id23" draw:layer="layout" svg:width="1.11cm" svg:height="1.108cm" svg:x="9.805cm" svg:y="18.6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4" draw:id="id24" draw:layer="layout" svg:width="1.11cm" svg:height="1.108cm" svg:x="13.333cm" svg:y="19.7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5" draw:id="id25" draw:layer="layout" svg:width="1.11cm" svg:height="1.108cm" svg:x="13.334cm" svg:y="21.7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6.611cm" svg:y1="19.219cm" svg:x2="9.805cm" svg:y2="19.22cm" draw:start-shape="id17" draw:start-glue-point="10" draw:end-shape="id23" draw:end-glue-point="6" svg:d="M6611 19219l3194 1" svg:viewBox="0 0 3195 2">
          <text:p/>
        </draw:connector>
        <draw:connector draw:style-name="gr43" draw:text-style-name="P5" draw:layer="layout" draw:type="curve" draw:line-skew="4.177cm" svg:x1="10.915cm" svg:y1="19.22cm" svg:x2="3.85cm" svg:y2="9.232cm" draw:start-shape="id23" draw:start-glue-point="10" draw:end-shape="id13" draw:end-glue-point="10" svg:d="M10915 19220c7018 0 10551-9988-7065-9988" svg:viewBox="0 0 12820 9989">
          <text:p/>
        </draw:connector>
        <draw:connector draw:style-name="gr43" draw:text-style-name="P5" draw:layer="layout" draw:type="curve" draw:line-skew="1.57cm" svg:x1="14.443cm" svg:y1="20.303cm" svg:x2="3.85cm" svg:y2="9.232cm" draw:start-shape="id24" draw:start-glue-point="10" draw:end-shape="id13" draw:end-glue-point="10" svg:d="M14443 20303c3108 0 8404-11071-10593-11071" svg:viewBox="0 0 13712 11072">
          <text:p/>
        </draw:connector>
        <draw:connector draw:style-name="gr40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0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43" draw:text-style-name="P5" draw:layer="layout" draw:type="curve" draw:line-skew="2.274cm" svg:x1="14.444cm" svg:y1="22.304cm" svg:x2="3.85cm" svg:y2="9.232cm" draw:start-shape="id25" draw:start-glue-point="10" draw:end-shape="id13" draw:end-glue-point="10" svg:d="M14444 22304c4164 0 9461-13072-10594-13072" svg:viewBox="0 0 14494 13073">
          <text:p/>
        </draw:connector>
        <draw:connector draw:style-name="gr40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3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3" draw:text-style-name="P5" draw:layer="layout" draw:type="curve" svg:x1="12.33cm" svg:y1="6.595cm" svg:x2="4.275cm" svg:y2="5.237cm" draw:start-shape="id26" draw:start-glue-point="4" draw:end-shape="id6" draw:end-glue-point="10" svg:d="M12330 6595c0-906-2685-1358-8055-1358" svg:viewBox="0 0 8056 1359">
          <text:p/>
        </draw:connector>
        <draw:connector draw:style-name="gr40" draw:text-style-name="P5" draw:layer="layout" draw:type="curve" draw:line-skew="-0.807cm" svg:x1="7.126cm" svg:y1="8.072cm" svg:x2="11.775cm" svg:y2="7.15cm" draw:start-shape="id10" draw:start-glue-point="10" draw:end-shape="id26" draw:end-glue-point="6" svg:d="M7126 8072c2275 0-49-922 4649-922" svg:viewBox="0 0 4650 923">
          <text:p/>
        </draw:connector>
        <draw:connector draw:style-name="gr43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  <draw:connector draw:style-name="gr44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45" draw:text-style-name="P1" draw:layer="layout" svg:width="2.567cm" svg:height="0.623cm" svg:x="12.622cm" svg:y="26.085cm">
          <draw:text-box>
            <text:p><text:span text:style-name="T1">INT(schedule #)</text:span></text:p>
          </draw:text-box>
        </draw:frame>
        <draw:custom-shape draw:style-name="gr41" draw:text-style-name="P4" xml:id="id28" draw:id="id28" draw:layer="layout" svg:width="1.11cm" svg:height="1.108cm" svg:x="4.759cm" svg:y="24.212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9" draw:id="id29" draw:layer="layout" svg:width="1.11cm" svg:height="1.108cm" svg:x="11.482cm" svg:y="25.612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7" draw:id="id27" draw:layer="layout" svg:width="1.11cm" svg:height="1.108cm" svg:x="11.483cm" svg:y="23.41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curve" draw:line-skew="5.07cm" svg:x1="12.593cm" svg:y1="23.967cm" svg:x2="3.85cm" svg:y2="9.232cm" draw:start-shape="id27" draw:start-glue-point="10" draw:end-shape="id13" draw:end-glue-point="10" svg:d="M12593 23967c8358 0 12729-14735-8743-14735" svg:viewBox="0 0 15620 14736">
          <text:p/>
        </draw:connector>
        <draw:connector draw:style-name="gr44" draw:text-style-name="P5" draw:layer="layout" draw:type="curve" svg:x1="3.295cm" svg:y1="9.786cm" svg:x2="4.759cm" svg:y2="24.766cm" draw:start-shape="id13" draw:start-glue-point="8" draw:end-shape="id28" draw:end-glue-point="6" svg:d="M3295 9786c0 9987 488 14980 1464 14980" svg:viewBox="0 0 1465 14981">
          <text:p/>
        </draw:connector>
        <draw:connector draw:style-name="gr44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44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46" draw:text-style-name="P5" draw:layer="layout" draw:type="curve" draw:line-skew="5.735cm" svg:x1="12.592cm" svg:y1="26.166cm" svg:x2="3.85cm" svg:y2="9.232cm" draw:start-shape="id29" draw:start-glue-point="10" draw:end-shape="id13" draw:end-glue-point="10" svg:d="M12592 26166c9355 0 13726-16934-8742-16934" svg:viewBox="0 0 16363 16935">
          <text:p/>
        </draw:connector>
        <draw:frame draw:style-name="gr47" draw:text-style-name="P1" draw:layer="layout" svg:width="2.521cm" svg:height="0.623cm" svg:x="12.622cm" svg:y="23.986cm">
          <draw:text-box>
            <text:p><text:span text:style-name="T1">INT(template #)</text:span></text:p>
          </draw:text-box>
        </draw:frame>
        <draw:circle draw:style-name="gr48" draw:text-style-name="P3" xml:id="id30" draw:id="id30" draw:layer="layout" svg:width="1.128cm" svg:height="1.128cm" svg:x="7.21cm" svg:y="14.153cm">
          <text:p text:style-name="P3">4</text:p>
        </draw:circle>
        <draw:connector draw:style-name="gr49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0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  <draw:connector draw:style-name="gr49" draw:text-style-name="P6" draw:layer="layout" draw:type="curve" draw:line-skew="0.425cm -1.056cm" svg:x1="5.314cm" svg:y1="25.32cm" svg:x2="2.74cm" svg:y2="9.232cm" draw:start-shape="id28" draw:start-glue-point="8" draw:end-shape="id13" draw:end-glue-point="6" svg:d="M5314 25320c0 1390-2066 1158-3293-3211s-1616-12877 719-12877" svg:viewBox="0 0 4273 168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1-22T17:02:09.281959797</dc:date>
    <meta:editing-duration>P2DT4H44M22S</meta:editing-duration>
    <meta:editing-cycles>34</meta:editing-cycles>
    <meta:generator>LibreOffice/5.1.4.2$Linux_X86_64 LibreOffice_project/10m0$Build-2</meta:generator>
    <meta:print-date>2016-04-01T14:05:37.568278000</meta:print-date>
    <meta:document-statistic meta:object-count="123"/>
  </office:meta>
</office:document-meta>
</file>